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de29" officeooo:paragraph-rsid="000fde2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fde29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2pt" fo:letter-spacing="normal" fo:font-style="normal" fo:font-weight="normal" officeooo:rsid="000fde29" officeooo:paragraph-rsid="000fde2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2pt" fo:letter-spacing="normal" fo:font-style="normal" fo:font-weight="normal" officeooo:rsid="00113bf6" officeooo:paragraph-rsid="00113bf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2pt" fo:letter-spacing="normal" fo:font-style="normal" fo:font-weight="bold" officeooo:rsid="000fde29" officeooo:paragraph-rsid="00113bf6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113bf6" officeooo:paragraph-rsid="00113bf6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0fde29" officeooo:paragraph-rsid="00113bf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148e46" officeooo:paragraph-rsid="00148e4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222222" style:font-name="sans-serif" fo:letter-spacing="normal"/>
    </style:style>
    <style:style style:name="T2" style:family="text">
      <style:text-properties fo:font-variant="normal" fo:text-transform="none" fo:color="#222222" style:font-name="sans-serif" fo:letter-spacing="normal" officeooo:rsid="00113bf6"/>
    </style:style>
    <style:style style:name="T3" style:family="text">
      <style:text-properties fo:font-variant="normal" fo:text-transform="none" fo:color="#222222" style:font-name="sans-serif" fo:letter-spacing="normal" fo:font-weight="bold" style:font-weight-asian="bold" style:font-weight-complex="bold"/>
    </style:style>
    <style:style style:name="T4" style:family="text">
      <style:text-properties fo:font-variant="normal" fo:text-transform="none" fo:color="#222222" style:font-name="sans-serif" fo:letter-spacing="normal" fo:font-weight="bold" officeooo:rsid="00113bf6" style:font-weight-asian="bold" style:font-weight-complex="bold"/>
    </style:style>
    <style:style style:name="T5" style:family="text">
      <style:text-properties fo:font-variant="normal" fo:text-transform="none" fo:color="#222222" style:font-name="sans-serif" fo:letter-spacing="normal" fo:font-weight="bold" officeooo:rsid="00148e46" style:font-weight-asian="bold" style:font-weight-complex="bold"/>
    </style:style>
    <style:style style:name="T6" style:family="text"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22222" style:font-name="sans-serif" fo:font-size="12pt" fo:letter-spacing="normal" fo:font-style="normal" fo:font-weight="normal" officeooo:rsid="000fde29" style:font-size-asian="12pt" style:font-size-complex="12pt"/>
    </style:style>
    <style:style style:name="T8" style:family="text">
      <style:text-properties fo:font-variant="normal" fo:text-transform="none" fo:color="#222222" style:font-name="sans-serif" fo:font-size="12pt" fo:letter-spacing="normal" fo:font-style="normal" fo:font-weight="bold" officeooo:rsid="00148e46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222222" style:font-name="Liberation Serif" fo:letter-spacing="normal"/>
    </style:style>
    <style:style style:name="T10" style:family="text">
      <style:text-properties fo:font-variant="normal" fo:text-transform="none" fo:color="#222222" style:font-name="Liberation Serif" fo:letter-spacing="normal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222222" style:font-name="Liberation Serif" fo:letter-spacing="normal" fo:font-style="italic" style:font-style-asian="italic" style:font-style-complex="italic"/>
    </style:style>
    <style:style style:name="T12" style:family="text">
      <style:text-properties fo:font-variant="normal" fo:text-transform="none" fo:color="#222222" fo:font-size="12pt" fo:letter-spacing="normal" style:font-size-asian="12pt" style:font-size-complex="12pt"/>
    </style:style>
    <style:style style:name="T13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4" style:family="text">
      <style:text-properties fo:font-size="12pt" fo:font-style="italic" fo:font-weight="bold" officeooo:rsid="000fde29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size="12pt" fo:font-weight="normal" officeooo:rsid="000fde29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ckchain technologies notes</text:p>
      <text:p text:style-name="P1"/>
      <text:p text:style-name="P2"><text:span text:style-name="T8">White paper :</text:span><text:span text:style-name="T15"> G</text:span><text:span text:style-name="T6">uide that informs readers concisely about a complex issue and presents the issuing body's </text:span><text:a xlink:type="simple" xlink:href="https://en.wikipedia.org/wiki/Philosophy" text:style-name="Internet_20_link" text:visited-style-name="Visited_20_Internet_20_Link"><text:span text:style-name="T13">philosophy</text:span></text:a><text:span text:style-name="T12"> </text:span><text:span text:style-name="T6">on the matter. </text:span><text:span text:style-name="T7">( 9 pages for bitcoin)</text:span></text:p>
      <text:p text:style-name="P3"/>
      <text:p text:style-name="P3"/>
      <text:p text:style-name="P7"><text:span text:style-name="T5">Genesis Block</text:span><text:span text:style-name="T9">:</text:span><text:span text:style-name="T1"> <text:s/></text:span><text:span text:style-name="T2">First Block in a blockchain, it cannot by nature point to a previous block.</text:span></text:p>
      <text:p text:style-name="P7"><text:span text:style-name="T2"/></text:p>
      <text:p text:style-name="P7"><text:span text:style-name="T2"/></text:p>
      <text:p text:style-name="P8"><text:span text:style-name="T4">I</text:span><text:span text:style-name="T3">nteresting analogy</text:span><text:span text:style-name="T1">: </text:span></text:p>
      <text:p text:style-name="P8"><text:span text:style-name="T1"><text:tab/>Think of bitcoins as a mailing service, and blockchain as the internet, the underlying architecture that facilitates the use of the app.</text:span></text:p>
      <text:p text:style-name="P4"/>
      <text:p text:style-name="P4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5:58:48.211775758</meta:creation-date>
    <dc:date>2019-05-19T20:57:11.757903550</dc:date>
    <meta:editing-duration>PT2H35M29S</meta:editing-duration>
    <meta:editing-cycles>2</meta:editing-cycles>
    <meta:generator>LibreOffice/6.2.3.2$Linux_X86_64 LibreOffice_project/20$Build-2</meta:generator>
    <meta:document-statistic meta:table-count="0" meta:image-count="0" meta:object-count="0" meta:page-count="1" meta:paragraph-count="5" meta:word-count="69" meta:character-count="431" meta:non-whitespace-character-count="364"/>
  </office:meta>
</office:document-meta>
</file>